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ensor_id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1M35S" calcext:value-type="time">
            <text:p>12:31:35 PM</text:p>
          </table:table-cell>
          <table:table-cell office:value-type="float" office:value="25.19" calcext:value-type="float">
            <text:p>25.19</text:p>
          </table:table-cell>
          <table:table-cell office:value-type="float" office:value="47.35" calcext:value-type="float">
            <text:p>47.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1M36S" calcext:value-type="time">
            <text:p>12:31:36 PM</text:p>
          </table:table-cell>
          <table:table-cell office:value-type="float" office:value="20.2" calcext:value-type="float">
            <text:p>20.2</text:p>
          </table:table-cell>
          <table:table-cell office:value-type="float" office:value="76.34" calcext:value-type="float">
            <text:p>76.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7T14:37:26.293397650</meta:creation-date>
    <dc:date>2025-03-17T14:46:39.827985212</dc:date>
    <meta:editing-duration>PT9M13S</meta:editing-duration>
    <meta:editing-cycles>2</meta:editing-cycles>
    <meta:generator>LibreOffice/25.2.1.2$Linux_X86_64 LibreOffice_project/520$Build-2</meta:generator>
    <meta:document-statistic meta:table-count="1" meta:cell-count="12" meta:object-count="0"/>
  </office:meta>
</office:document-meta>
</file>